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StarSymbol" svg:font-family="StarSymbol, 'Arial Unicode MS'"/>
    <style:font-face style:name="Courier New" svg:font-family="'Courier New'" style:font-family-generic="modern"/>
    <style:font-face style:name="Arial2" svg:font-family="Arial" style:font-family-generic="swiss"/>
    <style:font-face style:name="FreeSans1" svg:font-family="FreeSans" style:font-family-generic="swiss"/>
    <style:font-face style:name="Cantarell" svg:font-family="Cantarell" style:font-pitch="variable"/>
    <style:font-face style:name="Noto Sans CJK KR Light" svg:font-family="'Noto Sans CJK KR Light'"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Arial2" fo:font-size="12pt" officeooo:rsid="0010f4a1" officeooo:paragraph-rsid="000d92ec" style:font-size-asian="12pt" style:font-size-complex="12pt"/>
    </style:style>
    <style:style style:name="P2" style:family="paragraph" style:parent-style-name="Standard">
      <style:text-properties style:font-name="Arial2" fo:font-size="12pt" officeooo:paragraph-rsid="000d92ec" style:font-size-asian="12pt" style:font-size-complex="12pt"/>
    </style:style>
    <style:style style:name="P3" style:family="paragraph" style:parent-style-name="Standard">
      <style:text-properties style:font-name="Arial2" fo:font-size="12pt" officeooo:rsid="000f4d64" officeooo:paragraph-rsid="00100744" style:font-size-asian="12pt" style:font-size-complex="12pt"/>
    </style:style>
    <style:style style:name="P4" style:family="paragraph" style:parent-style-name="Standard">
      <style:text-properties style:font-name="Arial2" fo:font-size="12pt" officeooo:rsid="000f4d64" officeooo:paragraph-rsid="000f4d64" style:font-size-asian="12pt" style:font-size-complex="12pt"/>
    </style:style>
    <style:style style:name="P5" style:family="paragraph" style:parent-style-name="Standard">
      <style:text-properties style:font-name="Arial2" fo:font-size="12pt" officeooo:rsid="0010f525" officeooo:paragraph-rsid="0010f525" style:font-size-asian="12pt" style:font-size-complex="12pt"/>
    </style:style>
    <style:style style:name="T1" style:family="text">
      <style:text-properties fo:color="#000000" style:font-name="Noto Sans CJK KR Light" fo:font-size="10.5pt" officeooo:rsid="008591f0" style:font-size-asian="10.5pt" style:font-size-complex="10.5pt"/>
    </style:style>
    <style:style style:name="T2" style:family="text">
      <style:text-properties fo:color="#000000" officeooo:rsid="00818c44"/>
    </style:style>
    <style:style style:name="T3" style:family="text">
      <style:text-properties fo:color="#000000" officeooo:rsid="005be0fe"/>
    </style:style>
    <style:style style:name="T4" style:family="text">
      <style:text-properties officeooo:rsid="00100744"/>
    </style:style>
    <style:style style:name="T5" style:family="text">
      <style:text-properties officeooo:rsid="0090b426"/>
    </style:style>
    <style:style style:name="T6" style:family="text">
      <style:text-properties officeooo:rsid="0050de70"/>
    </style:style>
    <style:style style:name="T7" style:family="text">
      <style:text-properties officeooo:rsid="00528fbd"/>
    </style:style>
    <style:style style:name="T8" style:family="text">
      <style:text-properties officeooo:rsid="0010f525"/>
    </style:style>
    <style:style style:name="T9" style:family="text">
      <style:text-properties officeooo:rsid="001259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ne page answering the following 4 questions (MS Word of PDF): </text:p>
      <text:p text:style-name="P2"/>
      <text:p text:style-name="P2">1) Transformation: How will each project transform health care delivery?</text:p>
      <text:p text:style-name="P1"><text:span text:style-name="T8">Our project’s</text:span><text:span text:style-name="T2"> efforts </text:span>will <text:span text:style-name="T2">enable local and </text:span>provincial <text:span text:style-name="T2">hospitals and </text:span>Local Health Integration Networks (LHINs)<text:span text:style-name="T2"> to build their own high-quality, safe and affordab</text:span>le medical devices<text:span text:style-name="T2">. </text:span>This allows for better supply chain management, reduces repair costs, and minimizes time during which equipment is inoperable. This will result in significant cost savings for clinics, hospitals and LHINs.</text:p>
      <text:p text:style-name="P2"><text:span text:style-name="T2">T</text:span><text:span text:style-name="T3">he availability of research-validated open source designs will also allow current low-cost manufacturers to re-enter the market with higher quality devices and will exert overall downward pressure on commodity pulse oximeter costs. The availability of high quality generic brands will in turn exert pressure on premium brand manufacturers to match or reduce prices. </text:span></text:p>
      <text:p text:style-name="P2"><text:span text:style-name="T3"/></text:p>
      <text:p text:style-name="P2">2) Adoptability: Can the project be adopted by other centres to improve outcomes?</text:p>
      <text:p text:style-name="P3">Yes, <text:span text:style-name="T4">and our project</text:span> would not be considered successful if it was not adaptable. We expect that during the course of our project we will create a system where underr<text:span text:style-name="T4">serviced hospitals and small clinics will be able to access, own and maintain high-quality pulse oximeters with decreased cost burden. </text:span><text:span text:style-name="T3">Our project will aid hospitals and LHINs in the direct manufacture of this device.</text:span></text:p>
      <text:p text:style-name="P4"/>
      <text:p text:style-name="P2">3) Multi-site: Does the project include other sites, other GOs or other partners?</text:p>
      <text:p text:style-name="P5">Our project will take place at multiple sites, both with the calibration and validation study and also when we start to develop plans for distribution and manufacturiting. </text:p>
      <text:p text:style-name="P5"><text:span text:style-name="T1"><text:s/></text:span></text:p>
      <text:p text:style-name="P2">4) Outcome: Will the results obtained convince other institutions to adopt the new approach?</text:p>
      <text:p text:style-name="P5">Yes. If the results are favourable and our pulse oximeter works equally or better than the gold-standard, we expect that other institutions will be interested for a number of reasons: </text:p>
      <text:p text:style-name="P5">- will allow for better access to an important, life-saving medical device</text:p>
      <text:p text:style-name="P5">- provide significant cost savings</text:p>
      <text:p text:style-name="P5">- ability to produce and repair devices as needed, with no added cost or logistical barriers</text:p>
      <text:p text:style-name="P5">- <text:span text:style-name="T9">foster innovation within other hospitals and LHINS and provide opportunity for futher develop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StarSymbol" svg:font-family="StarSymbol, 'Arial Unicode MS'"/>
    <style:font-face style:name="Courier New" svg:font-family="'Courier New'" style:font-family-generic="modern"/>
    <style:font-face style:name="Arial2" svg:font-family="Arial" style:font-family-generic="swiss"/>
    <style:font-face style:name="FreeSans1" svg:font-family="FreeSans" style:font-family-generic="swiss"/>
    <style:font-face style:name="Cantarell" svg:font-family="Cantarell" style:font-pitch="variable"/>
    <style:font-face style:name="Noto Sans CJK KR Light" svg:font-family="'Noto Sans CJK KR Light'"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width="0.035cm" svg:stroke-color="#3465a4" draw:stroke-linejoin="miter"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1%"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cm" fo:margin-bottom="0.282cm" loext:contextual-spacing="false" fo:line-height="101%" fo:orphans="2" fo:widows="2" fo:hyphenation-ladder-count="no-limit" style:shadow="none" style:text-autospace="ideograph-alpha" style:punctuation-wrap="hanging" style:line-break="strict" style:tab-stop-distance="1.251cm" style:vertical-align="baseline"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TML_20_Top_20_of_20_Form" style:display-name="HTML Top of Form" style:family="paragraph" style:parent-style-name="Standard" style:next-style-name="Standard" style:default-outline-level="">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roman" style:font-pitch="variable" fo:font-size="8pt" style:font-size-asian="8pt" style:font-name-complex="Arial3"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roman" style:font-pitch="variable" fo:font-size="8pt" style:font-size-asian="8pt" style:font-name-complex="Arial3" style:font-family-complex="Arial" style:font-family-generic-complex="system" style:font-pitch-complex="variable" style:font-size-complex="8pt" text:display="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list-style-name=""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list-style-name=""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list-style-name=""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Heading_20_1" style:display-name="Heading 1" style:family="paragraph" style:parent-style-name="Normal" style:next-style-name="Normal" style:default-outline-level="1" style:list-style-name=""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 style:font-family-asian="'Times New Roman'" style:font-family-generic-asian="roman" style:font-pitch-asian="variable" style:font-size-asian="16pt" style:font-size-complex="16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fo:hyphenation-remain-char-count="2" fo:hyphenation-push-char-count="2"/>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3" style:font-family-complex="Arial" style:font-family-generic-complex="system" style:font-pitch-complex="variable" style:font-size-complex="8pt" text:display="none"/>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family-generic-asian="system" style:font-pitch-asian="variable" style:font-size-asian="12pt" style:font-name-complex="FreeSans" style:font-family-complex="FreeSans" style:font-family-generic-complex="system" style:font-pitch-complex="variable" style:font-size-complex="12pt"/>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3" style:font-family-complex="Arial" style:font-family-generic-complex="system" style:font-pitch-complex="variable" style:font-size-complex="8pt" text:display="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font-name="Liberation Serif" fo:font-family="'Liberation Serif'"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1:17:48.601739761</meta:creation-date>
    <dc:date>2017-10-25T17:01:43.409341200</dc:date>
    <meta:editing-duration>PT3M6S</meta:editing-duration>
    <meta:editing-cycles>2</meta:editing-cycles>
    <meta:generator>LibreOffice/5.2.2.2$Linux_X86_64 LibreOffice_project/20m0$Build-2</meta:generator>
    <meta:document-statistic meta:table-count="0" meta:image-count="0" meta:object-count="0" meta:page-count="1" meta:paragraph-count="15" meta:word-count="336" meta:character-count="2181" meta:non-whitespace-character-count="1853"/>
  </office:meta>
</office:document-meta>
</file>